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64f" officeooo:paragraph-rsid="000fb64f"/>
    </style:style>
    <style:style style:name="P2" style:family="paragraph" style:parent-style-name="Standard">
      <style:paragraph-properties fo:text-align="center" style:justify-single-word="false"/>
      <style:text-properties officeooo:rsid="000fb64f" officeooo:paragraph-rsid="000fb64f"/>
    </style:style>
    <style:style style:name="P3" style:family="paragraph" style:parent-style-name="Standard">
      <style:paragraph-properties fo:text-align="start" style:justify-single-word="false"/>
      <style:text-properties officeooo:rsid="000fb64f" officeooo:paragraph-rsid="000fb64f"/>
    </style:style>
    <style:style style:name="P4" style:family="paragraph" style:parent-style-name="Standard">
      <style:paragraph-properties fo:text-align="start" style:justify-single-word="false"/>
      <style:text-properties officeooo:paragraph-rsid="0018043a"/>
    </style:style>
    <style:style style:name="P5" style:family="paragraph" style:parent-style-name="Standard">
      <style:paragraph-properties fo:text-align="start" style:justify-single-word="false"/>
      <style:text-properties officeooo:rsid="0011104d" officeooo:paragraph-rsid="0011104d"/>
    </style:style>
    <style:style style:name="P6" style:family="paragraph" style:parent-style-name="Standard">
      <style:paragraph-properties fo:text-align="start" style:justify-single-word="false"/>
      <style:text-properties officeooo:rsid="0012937a" officeooo:paragraph-rsid="0012937a"/>
    </style:style>
    <style:style style:name="P7" style:family="paragraph" style:parent-style-name="Standard">
      <style:paragraph-properties fo:text-align="start" style:justify-single-word="false"/>
      <style:text-properties officeooo:rsid="0014107b" officeooo:paragraph-rsid="0014107b"/>
    </style:style>
    <style:style style:name="P8" style:family="paragraph" style:parent-style-name="Standard">
      <style:paragraph-properties fo:text-align="start" style:justify-single-word="false"/>
      <style:text-properties officeooo:rsid="001534cc" officeooo:paragraph-rsid="001534cc"/>
    </style:style>
    <style:style style:name="P9" style:family="paragraph" style:parent-style-name="Standard">
      <style:paragraph-properties fo:text-align="start" style:justify-single-word="false"/>
      <style:text-properties officeooo:rsid="0015945c" officeooo:paragraph-rsid="0015945c"/>
    </style:style>
    <style:style style:name="P10" style:family="paragraph" style:parent-style-name="Standard">
      <style:paragraph-properties fo:text-align="start" style:justify-single-word="false"/>
      <style:text-properties officeooo:rsid="00168a5d" officeooo:paragraph-rsid="00168a5d"/>
    </style:style>
    <style:style style:name="P11" style:family="paragraph" style:parent-style-name="Standard">
      <style:paragraph-properties fo:text-align="start" style:justify-single-word="false"/>
      <style:text-properties officeooo:rsid="00169358" officeooo:paragraph-rsid="00169358"/>
    </style:style>
    <style:style style:name="P12" style:family="paragraph" style:parent-style-name="Standard">
      <style:paragraph-properties fo:text-align="start" style:justify-single-word="false"/>
      <style:text-properties officeooo:rsid="0018043a" officeooo:paragraph-rsid="0018043a"/>
    </style:style>
    <style:style style:name="P13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14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18043a" officeooo:paragraph-rsid="0018043a" fo:background-color="transparent"/>
    </style:style>
    <style:style style:name="P15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18a470" officeooo:paragraph-rsid="0018a470" fo:background-color="transparent"/>
    </style:style>
    <style:style style:name="P16" style:family="paragraph" style:parent-style-name="Standard">
      <style:paragraph-properties style:line-height-at-least="0.198in"/>
      <style:text-properties fo:color="#000000" fo:background-color="transparent"/>
    </style:style>
    <style:style style:name="P17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18a470" officeooo:paragraph-rsid="0018043a" fo:background-color="transparent"/>
    </style:style>
    <style:style style:name="T1" style:family="text">
      <style:text-properties officeooo:rsid="0011104d"/>
    </style:style>
    <style:style style:name="T2" style:family="text">
      <style:text-properties officeooo:rsid="0012937a"/>
    </style:style>
    <style:style style:name="T3" style:family="text">
      <style:text-properties officeooo:rsid="0014107b"/>
    </style:style>
    <style:style style:name="T4" style:family="text">
      <style:text-properties officeooo:rsid="001534cc"/>
    </style:style>
    <style:style style:name="T5" style:family="text">
      <style:text-properties officeooo:rsid="0015945c"/>
    </style:style>
    <style:style style:name="T6" style:family="text">
      <style:text-properties officeooo:rsid="00168a5d"/>
    </style:style>
    <style:style style:name="T7" style:family="text">
      <style:text-properties officeooo:rsid="00169358"/>
    </style:style>
    <style:style style:name="T8" style:family="text">
      <style:text-properties officeooo:rsid="0018043a"/>
    </style:style>
    <style:style style:name="T9" style:family="text">
      <style:text-properties fo:color="#000000" style:font-name="Droid Sans Mono" fo:font-size="10.5pt" fo:font-weight="normal" fo:background-color="transparent" loext:char-shading-value="0"/>
    </style:style>
    <style:style style:name="T10" style:family="text">
      <style:text-properties fo:color="#000000" style:font-name="Droid Sans Mono" fo:font-size="10.5pt" fo:font-weight="normal" officeooo:rsid="0018043a" fo:background-color="transparent" loext:char-shading-value="0"/>
    </style:style>
    <style:style style:name="T11" style:family="text">
      <style:text-properties style:font-name="Droid Sans Mono" fo:font-size="10.5pt" fo:font-weight="normal"/>
    </style:style>
    <style:style style:name="T12" style:family="text">
      <style:text-properties style:font-name="Droid Sans Mono" fo:font-size="10.5pt" fo:font-weight="normal" officeooo:rsid="001804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PTER 10 </text:p>
      <text:p text:style-name="P3">Benjamin Jenney</text:p>
      <text:p text:style-name="P3">CSC 111</text:p>
      <text:p text:style-name="P3">Professor He</text:p>
      <text:p text:style-name="P3"/>
      <text:p text:style-name="P3">1. Address</text:p>
      <text:p text:style-name="P3">2. Address operator</text:p>
      <text:p text:style-name="P3">3. pointer</text:p>
      <text:p text:style-name="P3">4. <text:span text:style-name="T1">indirection</text:span></text:p>
      <text:p text:style-name="P5">5. pointers</text:p>
      <text:p text:style-name="P7">6. dynamic memory allocation</text:p>
      <text:p text:style-name="P5"><text:span text:style-name="T3">7</text:span>. <text:span text:style-name="T2">new</text:span></text:p>
      <text:p text:style-name="P6"><text:span text:style-name="T3">8</text:span>. a bad_alloc exception</text:p>
      <text:p text:style-name="P6"><text:span text:style-name="T3">9</text:span>. Null</text:p>
      <text:p text:style-name="P6"><text:span text:style-name="T3">10</text:span>. delete</text:p>
      <text:p text:style-name="P6">1<text:span text:style-name="T3">1</text:span>. <text:span text:style-name="T3">new</text:span></text:p>
      <text:p text:style-name="P7">12. it dereferences</text:p>
      <text:p text:style-name="P7">13. <text:span text:style-name="T4">it will display 7, it will display the address that x references.</text:span></text:p>
      <text:p text:style-name="P8">14. multiplication, inderection.</text:p>
      <text:p text:style-name="P8">15. +, -, ++, --, -=, +=.</text:p>
      <text:p text:style-name="P8">16. 4 will be added to the address ptr is pointing to.</text:p>
      <text:p text:style-name="P8">17. <text:span text:style-name="T5">8</text:span></text:p>
      <text:p text:style-name="P9">18. To allocate memory during run time when you aren’t sure how many variables are needed in your program.</text:p>
      <text:p text:style-name="P9">19. <text:span text:style-name="T6">it throws an exception, returns nul</text:span></text:p>
      <text:p text:style-name="P9"/>
      <text:p text:style-name="P10">22. <text:span text:style-name="T7">a pointer to a const, can not change the value of what it points to, </text:span>a constant pointer can not point to anything else <text:span text:style-name="T7">after it has been initialized.</text:span></text:p>
      <text:p text:style-name="P11">23. <text:s/>const int* ptr = a;</text:p>
      <text:p text:style-name="P11">24. int* const ptr = a;</text:p>
      <text:p text:style-name="P11"/>
      <text:p text:style-name="P11">33. <text:span text:style-name="T8">change(&amp;i);</text:span></text:p>
      <text:p text:style-name="P12">34. change(i);</text:p>
      <text:p text:style-name="P12"/>
      <text:p text:style-name="P4"><text:span text:style-name="T8">35. </text:span><text:span text:style-name="T9">void </text:span><text:span text:style-name="T10">exchange</text:span><text:span text:style-name="T9">(int *</text:span><text:span text:style-name="T10">p</text:span><text:span text:style-name="T9">, int *</text:span><text:span text:style-name="T10">q</text:span><text:span text:style-name="T9">)</text:span></text:p>
      <text:p text:style-name="P13">{</text:p>
      <text:p text:style-name="P13">int temp = *p;</text:p>
      <text:p text:style-name="P13">*p = *<text:span text:style-name="T8">q</text:span>;</text:p>
      <text:p text:style-name="P16"><text:span text:style-name="T11">*</text:span><text:span text:style-name="T12">q</text:span><text:span text:style-name="T11"> = temp;</text:span></text:p>
      <text:p text:style-name="P13">}</text:p>
      <text:p text:style-name="P13"/>
      <text:p text:style-name="P14">37.</text:p>
      <text:p text:style-name="P17">A. 30</text:p>
      <text:p text:style-name="P17">B. 30</text:p>
      <text:p text:style-name="P17">C. 0</text:p>
      <text:p text:style-name="P17">D. 0</text:p>
      <text:p text:style-name="P15">E. 20</text:p>
      <text:p text:style-name="P15">F. 10</text:p>
      <text:p text:style-name="P15"><text:soft-page-break/>G. 10</text:p>
      <text:p text:style-name="P15">H. 20</text:p>
      <text:p text:style-name="P14"/>
      <text:p text:style-name="P4"/>
      <text:p text:style-name="P12"/>
      <text:p text:style-name="P11"/>
      <text:p text:style-name="P11"/>
      <text:p text:style-name="P11"/>
      <text:p text:style-name="P10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5:40:13.921216983</meta:creation-date>
    <dc:date>2018-12-04T10:03:53.725429742</dc:date>
    <meta:editing-duration>P1DT11H14M33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2" meta:paragraph-count="43" meta:word-count="183" meta:character-count="877" meta:non-whitespace-character-count="736"/>
  </office:meta>
</office:document-meta>
</file>